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6" style:parent-style-name="Standard" style:family="paragraph">
      <style:paragraph-properties fo:text-align="justify"/>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style:text-position="super 66.6%"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P14" style:parent-style-name="Standard" style:family="paragraph">
      <style:paragraph-properties fo:text-align="justify"/>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P19" style:parent-style-name="Standard" style:family="paragraph">
      <style:paragraph-properties fo:text-align="justify"/>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P24" style:parent-style-name="Standard" style:family="paragraph">
      <style:paragraph-properties fo:text-align="justify"/>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style:style>
    <style:style style:name="P34" style:parent-style-name="Standard" style:family="paragraph">
      <style:paragraph-properties fo:text-align="justify"/>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text:bookmark-start text:name="_Hlk62708529"/><text:span text:style-name="T5">Statement of Contributions to Diversity</text:span></text:p>
      <text:p text:style-name="P6"><text:span text:style-name="T7">Born as a second-generation<text:s/></text:span><text:span text:style-name="T8">refugee in U.A.E., and then as a Muslim moving to the U.S. at the age of twelve just before September</text:span><text:span text:style-name="T9"><text:s/>11</text:span><text:span text:style-name="T10">th</text:span><text:span text:style-name="T11">, followed by moving to Canada as a political refugee at the age of thirteen has shaped my worldview in profound ways. I understand and appreciate the struggle of relocating and learning a new language, a struggle that a significant international stud</text:span><text:span text:style-name="T12">ent population at North American universities has to go through. The appreciation of diversity in Canada enabled me to thrive and avail the many opportunities I received to pursue higher studies and research. My academic pursuits and social interactions ha</text:span><text:span text:style-name="T13">ve taught me the importance of facilitating the journeys of marginalized and racialized groups, particularly in higher education. In addition, I recognize that other’s struggles can be vastly different from my own.</text:span></text:p>
      <text:p text:style-name="P14"><text:span text:style-name="T15">My experience in Canada has helped me rec</text:span><text:span text:style-name="T16">ognize the value of bringing multiple perspectives together to draw the best out of them. In my classrooms and research group I aim to emulate these values. I look forward to hosting students and collaborate with researchers and peers from diverse backgrou</text:span><text:span text:style-name="T17">nds, including race, gender, age, physical disabilities, sexual orientation, and socioeconomic status. Furthermore, I look forward to maintaining collaborations and academic exchanges internationally with groups in Japan, Europe, and within North America,<text:s/></text:span><text:span text:style-name="T18">which will help my students engage with world-class research while being exposed to other cultures.</text:span></text:p>
      <text:p text:style-name="P19"><text:span text:style-name="T20">Having lived, studied, and worked in various countries with diverse socio-political and cultural norms, I am fully convinced that equity and inclusiveness a</text:span><text:span text:style-name="T21">llow creativity to flourish, and it also leads to social cohesion in diverse societies. Ultimately, this builds of a society where knowledge generation open our minds and hearts to the challenges facing societies and individuals. I am also acutely aware of</text:span><text:span text:style-name="T22"><text:s/>the challenges that the absence of these values can cause. Discrimination in the pursuit of education and research alienates racialized and marginalized groups and impoverishes society as a whole. Discriminatory practices hollows the value of education an</text:span><text:span text:style-name="T23">d research from within and inevitably leaves its entire community vulnerable and lacking sustainability.</text:span></text:p>
      <text:p text:style-name="P24"><text:span text:style-name="T25">I enjoyed working with people having different training and expertise backgrounds, and engaging with students from different cultures around the globe.</text:span><text:span text:style-name="T26"><text:s/>Recently, I have been working with students coming through the Quantum Pathways program at UBC, which gives undergraduate students from minority groups the opportunity to do research at our institute. This has been a great reminder of the duty we all shar</text:span><text:span text:style-name="T27">e in supporting the next generation of researchers. I met with the students on a weekly basis for about an hour teaching them ideas about crystallographic symmetry and X-ray diffraction. By nurturing a diverse body of academics at each institute, we can he</text:span><text:span text:style-name="T28">lp young students overcome the mental barriers for engaging with an academic career.<text:s/></text:span><text:span text:style-name="T29">My former Quantum Pathways student is now pursuing a PhD at UCSB.<text:s/></text:span><text:span text:style-name="T30">Beyond mentoring many students that crossed my academic path, I reached out to Muslims Achieving Excellence (MAX) program, which gave me the opportunity to mentor Muslim u</text:span><text:span text:style-name="T31">ndergraduate students in Canada interested in STEM.</text:span><text:span text:style-name="T32"><text:s/></text:span><text:span text:style-name="T33">I hope to collaborate with existing diversity programs at UCSB.</text:span></text:p>
      <text:p text:style-name="P34"><text:span text:style-name="T35">I have been fortunate in my academic growth in that I have not been made to feel that I received any special treatment from anyone along the way, but rather made to feel that I belong in academia. I am al</text:span><text:span text:style-name="T36">so cognizant of the fact that many members of disenfranchised groups around the world do not have such opportunities. This gives me a strong sense of duty to repay the society for the opportunities I have received throughout my life. My individual success<text:s/></text:span><text:span text:style-name="T37">also belongs to those who helped me along the way and those who will help me going forward. I aim to provide the same opportunities to those who will cross my path, enter my classes, conduct research with me, and colleagues and staff who share the workplac</text:span><text:span text:style-name="T38">e with me at<text:s/></text:span><text:span text:style-name="T39">UCSB</text:span><text:span text:style-name="T40">. <text:s/>As a prospective faculty member at<text:s/></text:span><text:span text:style-name="T41">UCSB</text:span><text:span text:style-name="T42">, I feel strongly about nurturing students from varied backgrounds, sharpen their research skills, and build up their confidence to help them achieve their</text:span><text:span text:style-name="T43"><text:s/>goals in research and beyond.</text:span><text:bookmark-end text:name="_Hlk6270852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BalloonText" style:display-name="Balloon Text"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Header" style:display-name="Head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HeaderChar" style:display-name="Header Char" style:family="text" style:parent-style-name="DefaultParagraphFont"/>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4902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097in"/>
      </style:header-style>
      <style:footer-style>
        <style:header-footer-properties style:dynamic-spacing="true" fo:min-height="0.2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office:automatic-styles>
  <office:master-styles>
    <style:master-page style:name="MP0" style:page-layout-name="PL0">
      <style:header>
        <text:p text:style-name="Header"><text:span text:style-name="T2">Mohamed Oudah</text:span><text:span text:style-name="T3"><text:tab/></text:span><text:span text:style-name="T4"><text:tab/></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Oudah, Mohamed</meta:initial-creator>
    <dc:creator>Oudah, Mohamed</dc:creator>
    <meta:creation-date>2025-01-07T02:15:00Z</meta:creation-date>
    <dc:date>2025-01-07T02:16:00Z</dc:date>
    <meta:print-date>2024-03-15T12:16:00Z</meta:print-date>
    <meta:template xlink:href="Normal" xlink:type="simple"/>
    <meta:editing-cycles>3</meta:editing-cycles>
    <meta:editing-duration>PT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8" meta:word-count="654" meta:character-count="4376" meta:row-count="31" meta:non-whitespace-character-count="3730"/>
  </office:meta>
</office:document-meta>
</file>